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  <table:table-cell table:formula="of:=_y1-_y2" office:value-type="float" office:value="13">
            <text:p>13</text:p>
          </table:table-cell>
          <table:table-cell table:formula="of:=_x2-_x1" office:value-type="float" office:value="-17">
            <text:p>-17</text:p>
          </table:table-cell>
          <table:table-cell table:formula="of:=_x1*_y2-_x2*_y1" office:value-type="float" office:value="53">
            <text:p>5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(0-_A*[.C13]-_C)/_B" office:value-type="float" office:value="3.88235294117647">
            <text:p>3.88235294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_C" office:value-type="float" office:value="53">
            <text:p>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_A" office:value-type="float" office:value="13">
            <text:p>13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formula="of:=[.A20]-[.A19]" office:value-type="float" office:value="6">
            <text:p>6</text:p>
          </table:table-cell>
          <table:table-cell table:formula="of:=[.B20]-[.B19]" office:value-type="float" office:value="2">
            <text:p>2</text:p>
          </table:table-cell>
          <table:table-cell/>
          <table:table-cell table:formula="of:=[.D20]/[.C20]" office:value-type="float" office:value="0.333333333333333">
            <text:p>0.3333333333</text:p>
          </table:table-cell>
          <table:table-cell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table:formula="of:=[.A21]-[.A20]" office:value-type="float" office:value="-15">
            <text:p>-15</text:p>
          </table:table-cell>
          <table:table-cell table:formula="of:=[.B21]-[.B20]" office:value-type="float" office:value="-5">
            <text:p>-5</text:p>
          </table:table-cell>
          <table:table-cell/>
          <table:table-cell table:formula="of:=[.D21]/[.C21]" office:value-type="float" office:value="0.333333333333333">
            <text:p>0.3333333333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table:formula="of:=[.A22]-[.A21]" office:value-type="float" office:value="6">
            <text:p>6</text:p>
          </table:table-cell>
          <table:table-cell table:formula="of:=[.B22]-[.B21]" office:value-type="float" office:value="2">
            <text:p>2</text:p>
          </table:table-cell>
          <table:table-cell/>
          <table:table-cell table:formula="of:=[.D22]/[.C22]" office:value-type="float" office:value="0.333333333333333">
            <text:p>0.3333333333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(1+[.A26])/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1+[.A27])/2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(1+[.A28])/2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/>
          <table:table-cell table:formula="of:=(1+[.A29])/2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99">
            <text:p>1099</text:p>
          </table:table-cell>
          <table:table-cell/>
          <table:table-cell table:formula="of:=(1+[.A30])/2" office:value-type="float" office:value="550">
            <text:p>55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formula="of:=SQRT(2)" office:value-type="float" office:value="1.4142135623731">
            <text:p>1.4142135624</text:p>
          </table:table-cell>
          <table:table-cell table:number-columns-repeated="5"/>
        </table:table-row>
        <table:table-row table:style-name="ro1">
          <table:table-cell/>
          <table:table-cell table:formula="of:=[.B34]/2" office:value-type="float" office:value="0.707106781186548">
            <text:p>0.7071067812</text:p>
          </table:table-cell>
          <table:table-cell table:number-columns-repeated="5"/>
        </table:table-row>
        <table:table-row table:style-name="ro1">
          <table:table-cell/>
          <table:table-cell table:formula="of:=[.B35]*[.B35]" office:value-type="float" office:value="0.5">
            <text:p>0.5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_x1" table:base-cell-address="$Sheet1.$A$8" table:cell-range-address="$Sheet1.$A$9"/>
        <table:named-range table:name="_y1" table:base-cell-address="$Sheet1.$B$8" table:cell-range-address="$Sheet1.$B$9"/>
        <table:named-range table:name="_x2" table:base-cell-address="$Sheet1.$C$8" table:cell-range-address="$Sheet1.$C$9"/>
        <table:named-range table:name="_y2" table:base-cell-address="$Sheet1.$D$8" table:cell-range-address="$Sheet1.$D$9"/>
        <table:named-range table:name="_C" table:base-cell-address="$Sheet1.$G$8" table:cell-range-address="$Sheet1.$G$9"/>
        <table:named-range table:name="_A" table:base-cell-address="$Sheet1.$D$15" table:cell-range-address="$Sheet1.$E$9"/>
        <table:named-range table:name="_B" table:base-cell-address="$Sheet1.$D$13" table:cell-range-address="$Sheet1.$F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2/27/2013</text:date>, <text:time>23:3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5T21:10:24.04</meta:creation-date>
    <dc:date>2013-02-27T23:33:08.39</dc:date>
    <meta:editing-duration>P2DT2H22M43S</meta:editing-duration>
    <meta:editing-cycles>2</meta:editing-cycles>
    <meta:generator>OpenOffice.org/3.4.1$Win32 OpenOffice.org_project/341m1$Build-9593</meta:generator>
    <meta:document-statistic meta:table-count="3" meta:cell-count="53" meta:object-count="0"/>
  </office:meta>
</office:document-meta>
</file>